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solid" svg:stroke-width="0.026cm" svg:stroke-color="#000000" draw:stroke-linejoin="miter" draw:fill="solid" draw:fill-color="#9999ff" draw:textarea-horizontal-align="justify" draw:textarea-vertical-align="top" draw:auto-grow-height="true" fo:min-height="0.653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424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ccffff" draw:textarea-horizontal-align="justify" draw:textarea-vertical-align="top" draw:auto-grow-height="true" fo:min-height="0.847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1">
      <style:graphic-properties draw:stroke="none" draw:fill="none" draw:fill-color="#ccccff" draw:textarea-horizontal-align="justify" draw:textarea-vertical-align="top" draw:auto-grow-height="true" fo:min-height="0.91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width="0.02cm" svg:stroke-color="#000000" draw:marker-start-width="0.178cm" draw:marker-end-width="0.178cm" draw:stroke-linejoin="miter" draw:fill="none" draw:fill-color="#ffffff" draw:textarea-horizontal-align="left" draw:textarea-vertical-align="top" draw:auto-grow-height="false" fo:padding-top="0.123cm" fo:padding-bottom="0.123cm" fo:padding-left="0.243cm" fo:padding-right="0.243cm" fo:wrap-option="wrap" draw:shadow-color="#808080"/>
    </style:style>
    <style:style style:name="gr17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fo:min-height="0.3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2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1.287cm"/>
    </style:style>
    <style:style style:name="gr22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0.396cm"/>
    </style:style>
    <style:style style:name="gr24" style:family="graphic" style:parent-style-name="standard">
      <style:graphic-properties draw:stroke="none" draw:fill="none" fo:min-height="0.476cm"/>
    </style:style>
    <style:style style:name="gr25" style:family="graphic" style:parent-style-name="standard">
      <style:graphic-properties draw:stroke="none" draw:fill="none" fo:min-height="0.298cm"/>
    </style:style>
    <style:style style:name="gr26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27" style:family="graphic" style:parent-style-name="standard">
      <style:graphic-properties svg:stroke-width="0.05cm" svg:stroke-color="#80808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standard">
      <style:graphic-properties draw:stroke="none" draw:fill="none" fo:min-height="0.475cm"/>
    </style:style>
    <style:style style:name="gr29" style:family="graphic" style:parent-style-name="objectwithoutfill">
      <style:graphic-properties svg:stroke-width="0.08cm" draw:marker-start-width="0.32cm" draw:marker-end="Arrow" draw:marker-end-width="0.32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none" fo:min-height="1.57cm"/>
    </style:style>
    <style:style style:name="gr32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33" style:family="graphic" style:parent-style-name="standard">
      <style:graphic-properties draw:stroke="none" draw:fill="none" fo:min-height="2.573cm"/>
    </style:style>
    <style:style style:name="gr34" style:family="graphic" style:parent-style-name="standard">
      <style:graphic-properties draw:stroke="none" draw:fill="none" fo:min-height="1.803cm"/>
    </style:style>
    <style:style style:name="gr35" style:family="graphic" style:parent-style-name="standard">
      <style:graphic-properties draw:stroke="none" draw:fill="none" fo:min-height="2.106cm"/>
    </style:style>
    <style:style style:name="gr36" style:family="graphic" style:parent-style-name="standard">
      <style:graphic-properties draw:stroke="none" draw:fill="none" fo:min-height="2.419cm"/>
    </style:style>
    <style:style style:name="gr37" style:family="graphic" style:parent-style-name="standard">
      <style:graphic-properties svg:stroke-width="0.02cm" draw:marker-start-width="0.23cm" draw:marker-end-width="0.23cm" draw:fill-color="#94bd5e" draw:textarea-horizontal-align="justify" draw:textarea-vertical-align="middle" draw:auto-grow-height="false" fo:padding-top="0.135cm" fo:padding-bottom="0.135cm" fo:padding-left="0.26cm" fo:padding-right="0.26cm"/>
    </style:style>
    <style:style style:name="gr38" style:family="graphic" style:parent-style-name="standard">
      <style:graphic-properties draw:stroke="none" draw:fill="none" fo:min-height="2.0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3" style:family="graphic" style:parent-style-name="objectwithoutfill">
      <style:graphic-properties svg:stroke-color="#808080" draw:fill="none" draw:textarea-vertical-align="middle"/>
    </style:style>
    <style:style style:name="gr44" style:family="graphic" style:parent-style-name="standard">
      <style:graphic-properties draw:stroke="none" draw:fill="none" fo:min-height="1.088cm"/>
    </style:style>
    <style:style style:name="gr45" style:family="graphic" style:parent-style-name="standard">
      <style:graphic-properties draw:stroke="none" draw:fill="none" fo:min-height="0.40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352cm" fo:margin-bottom="0cm" fo:line-height="100%" fo:text-align="center" fo:text-indent="0cm"/>
    </style:style>
    <style:style style:name="P3" style:family="paragraph">
      <style:paragraph-properties fo:margin-left="0cm" fo:margin-right="0cm" fo:margin-top="0.352cm" fo:margin-bottom="0cm" fo:line-height="100%" fo:text-align="center" fo:text-indent="0cm" style:writing-mode="lr-tb" style:font-independent-line-spacing="true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.308cm" fo:margin-bottom="0cm" fo:line-height="100%" fo:text-align="center" fo:text-indent="0cm"/>
    </style:style>
    <style:style style:name="P9" style:family="paragraph">
      <style:paragraph-properties fo:margin-left="0cm" fo:margin-right="0cm" fo:margin-top="0.308cm" fo:margin-bottom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1pt" style:font-size-asian="11pt" style:font-size-complex="11pt"/>
    </style:style>
    <style:style style:name="P11" style:family="paragraph">
      <style:paragraph-properties fo:margin-left="0cm" fo:margin-right="0cm" fo:margin-top="0.105cm" fo:margin-bottom="0cm" fo:text-align="end" fo:text-indent="0cm"/>
    </style:style>
    <style:style style:name="P12" style:family="paragraph"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>
      <style:paragraph-properties fo:margin-left="0cm" fo:margin-right="0cm" fo:margin-top="0.264cm" fo:margin-bottom="0cm" fo:line-height="100%" fo:text-align="center" fo:text-indent="0cm"/>
    </style:style>
    <style:style style:name="P14" style:family="paragraph"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left="0cm" fo:margin-right="0cm" fo:line-height="100%" fo:text-align="center" fo:text-indent="0cm"/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17" style:family="paragraph">
      <style:paragraph-properties fo:margin-left="0cm" fo:margin-right="0cm" fo:margin-top="0.105cm" fo:margin-bottom="0cm" fo:text-align="center" fo:text-indent="0cm"/>
    </style:style>
    <style:style style:name="P18" style:family="paragraph">
      <style:paragraph-properties fo:margin-left="0cm" fo:margin-right="0cm" fo:margin-top="0.105cm" fo:margin-bottom="0cm" fo:text-align="center" fo:text-indent="0cm"/>
      <style:text-properties fo:font-size="9pt" style:font-size-asian="9pt" style:font-size-complex="9pt"/>
    </style:style>
    <style:style style:name="P19" style:family="paragraph">
      <style:text-properties fo:font-size="10pt" style:font-size-asian="10pt" style:font-size-complex="10pt"/>
    </style:style>
    <style:style style:name="P20" style:family="paragraph">
      <style:paragraph-properties fo:text-align="center"/>
      <style:text-properties fo:font-size="13pt" style:font-size-asian="13pt" style:font-size-complex="13pt"/>
    </style:style>
    <style:style style:name="P21" style:family="paragraph">
      <style:paragraph-properties fo:text-align="start"/>
    </style:style>
    <style:style style:name="P2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family="Arial" style:font-family-generic="swiss" style:font-pitch="variable" fo:font-size="13pt" fo:language="en" fo:country="US" style:font-size-asian="13pt" style:font-size-complex="13pt"/>
    </style:style>
    <style:style style:name="T2" style:family="text">
      <style:text-properties fo:font-family="Arial" style:font-family-generic="swiss" style:font-pitch="variable" fo:font-size="13pt" fo:language="en" fo:country="US" fo:font-style="italic" style:font-size-asian="13pt" style:font-style-asian="italic" style:font-size-complex="13pt" style:font-style-complex="italic"/>
    </style:style>
    <style:style style:name="T3" style:family="text">
      <style:text-properties fo:font-family="Arial" style:font-family-generic="swiss" style:font-pitch="variable" fo:font-size="10pt" fo:language="en" fo:country="US" style:font-size-asian="10pt" style:font-size-complex="10pt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family="Arial" style:font-family-generic="swiss" style:font-pitch="variable"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color="#000000" fo:font-size="10pt" fo:language="en" fo:country="US" style:font-size-asian="10pt" style:font-size-complex="10pt"/>
    </style:style>
    <style:style style:name="T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family="Arial" style:font-family-generic="swiss" style:font-pitch="variable" fo:font-size="10pt" fo:language="de" fo:country="DE" style:font-size-asian="10pt" style:font-size-complex="10pt"/>
    </style:style>
    <style:style style:name="T11" style:family="text">
      <style:text-properties fo:font-family="Arial" style:font-family-generic="swiss" style:font-pitch="variable" fo:font-size="10pt" fo:language="de" fo:country="DE" fo:font-style="italic" style:font-size-asian="10pt" style:font-style-asian="italic" style:font-size-complex="10pt" style:font-style-complex="italic"/>
    </style:style>
    <style:style style:name="T1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color="#000000" fo:font-size="9pt" fo:language="en" fo:country="US" style:font-size-asian="9pt" style:font-size-complex="9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lue-point draw:id="4" svg:x="3.482cm" svg:y="1.653cm"/>
          <draw:custom-shape draw:style-name="gr1" draw:text-style-name="P1" xml:id="id17" draw:id="id17" draw:layer="layout" svg:width="18.468cm" svg:height="9.704cm" svg:x="1.352cm" svg:y="12.77cm">
            <text:p/>
            <draw:enhanced-geometry svg:viewBox="0 0 21600 21600" draw:mirror-vertical="false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1" draw:layer="layout" svg:x1="2.347cm" svg:y1="12.775cm" svg:x2="2.312cm" svg:y2="22.448cm">
            <text:p/>
          </draw:line>
        </draw:g>
        <draw:custom-shape draw:style-name="gr1" draw:text-style-name="P1" xml:id="id16" draw:id="id16" draw:layer="layout" svg:width="18.468cm" svg:height="7.814cm" svg:x="1.352cm" svg:y="4.209cm">
          <text:p/>
          <draw:enhanced-geometry svg:viewBox="0 0 21600 21600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6.43cm" svg:height="0.879cm" svg:x="13.002cm" svg:y="1.567cm">
          <text:list text:style-name="L1">
            <text:list-header>
              <text:p text:style-name="P2"><text:span text:style-name="T1">Previously generated YA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xml:id="id4" draw:id="id4" draw:layer="layout" svg:width="6.879cm" svg:height="0.879cm" svg:x="2.082cm" svg:y="1.521cm">
          <text:list text:style-name="L1">
            <text:list-header>
              <text:p text:style-name="P2"><text:span text:style-name="T1">Raw data (CSV fil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xml:id="id1" draw:id="id1" draw:layer="layout" svg:width="5.1cm" svg:height="0.913cm" svg:x="8.505cm" svg:y="2.646cm">
          <text:list text:style-name="L1">
            <text:list-header>
              <text:p text:style-name="P2"><text:span text:style-name="T1">Input via </text:span><text:span text:style-name="T2">read_opm(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6" draw:text-style-name="P4" draw:layer="layout" draw:type="curve" svg:x1="11.055cm" svg:y1="3.559cm" svg:x2="7.894cm" svg:y2="4.618cm" draw:start-shape="id1" draw:start-glue-point="2" draw:end-shape="id2" svg:d="m11055 3559c0 784-3161 255-3161 1059" svg:viewBox="0 0 3162 1060">
          <text:p/>
        </draw:connector>
        <draw:connector draw:style-name="gr6" draw:text-style-name="P4" draw:layer="layout" draw:type="curve" svg:x1="16.217cm" svg:y1="2.446cm" svg:x2="13.605cm" svg:y2="3.102cm" draw:start-shape="id3" draw:start-glue-point="2" draw:end-shape="id1" draw:end-glue-point="1" svg:d="m16217 2446c0 438-870 656-2612 656" svg:viewBox="0 0 2613 657">
          <text:p/>
        </draw:connector>
        <draw:connector draw:style-name="gr6" draw:text-style-name="P4" draw:layer="layout" draw:type="curve" svg:x1="5.521cm" svg:y1="2.4cm" svg:x2="8.505cm" svg:y2="3.102cm" draw:start-shape="id4" draw:start-glue-point="2" draw:end-shape="id1" draw:end-glue-point="3" svg:d="m5521 2400c0 468 994 702 2984 702" svg:viewBox="0 0 2985 703">
          <text:p/>
        </draw:connector>
        <draw:connector draw:style-name="gr6" draw:text-style-name="P4" draw:layer="layout" draw:type="curve" svg:x1="11.055cm" svg:y1="3.559cm" svg:x2="14.369cm" svg:y2="4.6cm" draw:start-shape="id1" draw:start-glue-point="2" draw:end-shape="id5" svg:d="m11055 3559c0 771 3314 251 3314 1041" svg:viewBox="0 0 3315 1042">
          <text:p/>
        </draw:connector>
        <draw:custom-shape draw:style-name="gr7" draw:text-style-name="P5" draw:layer="layout" svg:width="2.027cm" svg:height="3.536cm" svg:x="10.132cm" svg:y="4.401cm">
          <text:p/>
          <draw:enhanced-geometry svg:viewBox="0 0 21600 21600" draw:text-areas="0 0 21600 21600" draw:type="notched-right-arrow" draw:modifiers="16795 25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7.388cm" svg:height="0.577cm" svg:x="7.325cm" svg:y="9.2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.845cm" svg:height="0.684cm" svg:x="7.112cm" svg:y="9.177cm">
          <text:list text:style-name="L1">
            <text:list-header>
              <text:p text:style-name="P6"><text:span text:style-name="T3">compile metadata via editing a data frame in 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384cm" svg:height="0.574cm" svg:x="7.351cm" svg:y="9.8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7.37cm" svg:height="1.107cm" svg:x="7.355cm" svg:y="9.787cm">
          <text:list text:style-name="L1">
            <text:list-header>
              <text:p text:style-name="P8"><text:span text:style-name="T3">or a CSV file with a spreadsheet 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5" xml:id="id11" draw:id="id11" draw:layer="layout" svg:width="7.408cm" svg:height="1.142cm" svg:x="7.325cm" svg:y="9.2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13" draw:id="id13" draw:layer="layout" svg:width="8.975cm" svg:height="0.997cm" svg:x="6.55cm" svg:y="10.8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9.333cm" svg:height="1.17cm" svg:x="6.344cm" svg:y="10.756cm">
          <text:list text:style-name="L1">
            <text:list-header>
              <text:p text:style-name="P8"><text:span text:style-name="T3">generate metadata template for </text:span><text:span text:style-name="T4">OPM or</text:span><text:span text:style-name="T3"> </text:span><text:span text:style-name="T4">OPMS</text:span><text:span text:style-name="T3"> </text:span><text:span text:style-name="T3"><text:line-break/></text:span><text:span text:style-name="T3">objects via </text:span><text:span text:style-name="T5">collect_template()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frame draw:style-name="gr14" draw:text-style-name="P10" draw:layer="layout" svg:width="2.081cm" svg:height="2.867cm" svg:x="10.108cm" svg:y="4.778cm">
          <draw:text-box>
            <text:p text:style-name="P1"><text:span text:style-name="T6">combine </text:span><text:span text:style-name="T6"><text:line-break/></text:span><text:span text:style-name="T6">using</text:span><text:span text:style-name="T6"><text:line-break/></text:span><text:span text:style-name="T6"/></text:p>
            <text:p text:style-name="P1"><text:span text:style-name="T7">opms(),</text:span><text:span text:style-name="T7"><text:line-break/></text:span><text:span text:style-name="T7">c(),</text:span><text:span text:style-name="T7"><text:line-break/></text:span><text:span text:style-name="T7">+</text:span></text:p>
          </draw:text-box>
        </draw:frame>
        <draw:custom-shape draw:style-name="gr15" draw:text-style-name="P1" xml:id="id14" draw:id="id14" draw:layer="layout" svg:width="1.6cm" svg:height="3.1cm" svg:x="5.699cm" svg:y="4.6cm">
          <text:p/>
          <draw:enhanced-geometry svg:viewBox="0 0 21600 21600" draw:type="rectangle" draw:enhanced-path="M 0 0 L 21600 0 21600 21600 0 21600 0 0 Z N"/>
        </draw:custom-shape>
        <draw:line draw:style-name="gr16" draw:text-style-name="P4" xml:id="id15" draw:id="id15" draw:layer="layout" svg:x1="7.299cm" svg:y1="4.672cm" svg:x2="7.299cm" svg:y2="7.7cm">
          <text:p/>
        </draw:line>
        <draw:custom-shape draw:style-name="gr17" draw:text-style-name="P1" xml:id="id2" draw:id="id2" draw:layer="layout" svg:width="4.4cm" svg:height="3.1cm" svg:x="5.694cm" svg:y="4.618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5.682cm" svg:y1="5.4cm" svg:x2="10.099cm" svg:y2="5.4cm">
          <text:p/>
        </draw:line>
        <draw:line draw:style-name="gr16" draw:text-style-name="P4" draw:layer="layout" svg:x1="5.682cm" svg:y1="6.4cm" svg:x2="10.099cm" svg:y2="6.4cm">
          <text:p/>
        </draw:line>
        <draw:frame draw:style-name="gr18" draw:text-style-name="P11" draw:layer="layout" svg:width="3.14cm" svg:height="0.641cm" svg:x="7.099cm" svg:y="4.659cm">
          <draw:text-box>
            <text:p text:style-name="P11"><text:span text:style-name="T8">raw kinetic data</text:span></text:p>
          </draw:text-box>
        </draw:frame>
        <draw:frame draw:style-name="gr18" draw:text-style-name="P11" draw:layer="layout" svg:width="3.103cm" svg:height="1.029cm" svg:x="7.099cm" svg:y="5.4cm">
          <draw:text-box>
            <text:p text:style-name="P11"><text:span text:style-name="T8">raw kinetic and aggregated data</text:span></text:p>
          </draw:text-box>
        </draw:frame>
        <draw:frame draw:style-name="gr18" draw:text-style-name="P11" draw:layer="layout" svg:width="3.103cm" svg:height="1.418cm" svg:x="7.099cm" svg:y="6.271cm">
          <draw:text-box>
            <text:p text:style-name="P11"><text:span text:style-name="T8">raw kinetic, <text:s/>aggregated and discretized data</text:span></text:p>
          </draw:text-box>
        </draw:frame>
        <draw:frame draw:style-name="gr19" draw:text-style-name="P12" xml:id="id6" draw:id="id6" draw:layer="layout" svg:width="1.467cm" svg:height="0.725cm" svg:x="5.675cm" svg:y="4.715cm">
          <draw:text-box>
            <text:p text:style-name="P1"><text:span text:style-name="T9">OPM</text:span></text:p>
          </draw:text-box>
        </draw:frame>
        <draw:frame draw:style-name="gr19" draw:text-style-name="P12" xml:id="id7" draw:id="id7" draw:layer="layout" svg:width="1.751cm" svg:height="0.725cm" svg:x="5.675cm" svg:y="5.567cm">
          <draw:text-box>
            <text:p text:style-name="P1"><text:span text:style-name="T9">OPMA</text:span></text:p>
          </draw:text-box>
        </draw:frame>
        <draw:frame draw:style-name="gr19" draw:text-style-name="P12" xml:id="id8" draw:id="id8" draw:layer="layout" svg:width="1.772cm" svg:height="0.725cm" svg:x="5.675cm" svg:y="6.733cm">
          <draw:text-box>
            <text:p text:style-name="P1"><text:span text:style-name="T9">OPMD</text:span></text:p>
          </draw:text-box>
        </draw:frame>
        <draw:connector draw:style-name="gr20" draw:text-style-name="P1" draw:layer="layout" draw:type="curve" svg:x1="5.675cm" svg:y1="5.077cm" svg:x2="5.675cm" svg:y2="5.929cm" draw:start-shape="id6" draw:start-glue-point="3" draw:end-shape="id7" draw:end-glue-point="3" svg:d="m5675 5077c-750 0-750 852 0 852" svg:viewBox="0 0 563 853">
          <text:p/>
        </draw:connector>
        <draw:connector draw:style-name="gr20" draw:text-style-name="P1" draw:layer="layout" draw:type="curve" svg:x1="5.675cm" svg:y1="5.929cm" svg:x2="5.675cm" svg:y2="7.095cm" draw:start-shape="id7" draw:start-glue-point="3" draw:end-shape="id8" svg:d="m5675 5929c-750 0-750 1166 0 1166" svg:viewBox="0 0 563 1167">
          <text:p/>
        </draw:connector>
        <draw:custom-shape draw:style-name="gr15" draw:text-style-name="P1" draw:layer="layout" svg:width="1.472cm" svg:height="3.1cm" svg:x="12.198cm" svg:y="4.6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3.678cm" svg:y1="4.672cm" svg:x2="13.678cm" svg:y2="7.7cm">
          <text:p/>
        </draw:line>
        <draw:custom-shape draw:style-name="gr17" draw:text-style-name="P1" xml:id="id5" draw:id="id5" draw:layer="layout" svg:width="4.343cm" svg:height="3.1cm" svg:x="12.198cm" svg:y="4.6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2.182cm" svg:y1="5.4cm" svg:x2="16.541cm" svg:y2="5.4cm">
          <text:p/>
        </draw:line>
        <draw:line draw:style-name="gr16" draw:text-style-name="P4" draw:layer="layout" svg:x1="12.182cm" svg:y1="6.4cm" svg:x2="16.541cm" svg:y2="6.4cm">
          <text:p/>
        </draw:line>
        <draw:frame draw:style-name="gr21" draw:text-style-name="P12" draw:layer="layout" svg:width="1.787cm" svg:height="0.725cm" svg:x="12.031cm" svg:y="4.7cm">
          <draw:text-box>
            <text:p text:style-name="P1"><text:span text:style-name="T9">OPMS</text:span></text:p>
          </draw:text-box>
        </draw:frame>
        <draw:frame draw:style-name="gr21" draw:text-style-name="P12" draw:layer="layout" svg:width="1.787cm" svg:height="0.725cm" svg:x="12.031cm" svg:y="5.552cm">
          <draw:text-box>
            <text:p text:style-name="P1"><text:span text:style-name="T9">OPMS</text:span></text:p>
          </draw:text-box>
        </draw:frame>
        <draw:frame draw:style-name="gr21" draw:text-style-name="P12" draw:layer="layout" svg:width="1.787cm" svg:height="0.725cm" svg:x="12.031cm" svg:y="6.718cm">
          <draw:text-box>
            <text:p text:style-name="P1"><text:span text:style-name="T9">OPMS</text:span></text:p>
          </draw:text-box>
        </draw:frame>
        <draw:frame draw:style-name="gr18" draw:text-style-name="P11" draw:layer="layout" svg:width="3.098cm" svg:height="0.641cm" svg:x="13.514cm" svg:y="4.6cm">
          <draw:text-box>
            <text:p text:style-name="P11"><text:span text:style-name="T8">raw kinetic data</text:span></text:p>
          </draw:text-box>
        </draw:frame>
        <draw:frame draw:style-name="gr18" draw:text-style-name="P11" xml:id="id9" draw:id="id9" draw:layer="layout" svg:width="3.062cm" svg:height="1.029cm" svg:x="13.514cm" svg:y="5.341cm">
          <draw:text-box>
            <text:p text:style-name="P11"><text:span text:style-name="T8">raw kinetic and aggregated data</text:span></text:p>
          </draw:text-box>
        </draw:frame>
        <draw:frame draw:style-name="gr18" draw:text-style-name="P11" xml:id="id10" draw:id="id10" draw:layer="layout" svg:width="3.072cm" svg:height="1.418cm" svg:x="13.508cm" svg:y="6.312cm">
          <draw:text-box>
            <text:p text:style-name="P11"><text:span text:style-name="T8">raw kinetic, aggregated and discretized data</text:span></text:p>
          </draw:text-box>
        </draw:frame>
        <draw:connector draw:style-name="gr20" draw:text-style-name="P1" draw:layer="layout" draw:type="curve" svg:x1="16.6cm" svg:y1="4.92cm" svg:x2="16.576cm" svg:y2="5.855cm" draw:end-shape="id9" draw:end-glue-point="1" svg:d="m16600 4920c714 0 726 935-24 935" svg:viewBox="0 0 562 936">
          <text:p/>
        </draw:connector>
        <draw:connector draw:style-name="gr20" draw:text-style-name="P1" draw:layer="layout" draw:type="curve" svg:x1="16.576cm" svg:y1="5.855cm" svg:x2="16.58cm" svg:y2="7.021cm" draw:start-shape="id9" draw:start-glue-point="1" draw:end-shape="id10" svg:d="m16576 5855c756 0 754 1166 4 1166" svg:viewBox="0 0 568 1167">
          <text:p/>
        </draw:connector>
        <draw:g>
          <draw:custom-shape draw:style-name="gr22" draw:text-style-name="P1" draw:layer="layout" svg:width="2.3cm" svg:height="0.8cm" svg:x="2.632cm" svg:y="4.923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7cm" svg:height="1.034cm" svg:x="2.432cm" svg:y="4.8cm">
            <draw:text-box>
              <text:p text:style-name="P13"><text:span text:style-name="T3">aggregate via </text:span><text:span text:style-name="T5">do_aggr()</text:span></text:p>
            </draw:text-box>
          </draw:frame>
        </draw:g>
        <draw:g>
          <draw:custom-shape draw:style-name="gr22" draw:text-style-name="P1" draw:layer="layout" svg:width="2.3cm" svg:height="0.8cm" svg:x="2.588cm" svg:y="6.068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844cm" svg:height="1.039cm" svg:x="2.388cm" svg:y="5.934cm">
            <draw:text-box>
              <text:p text:style-name="P13"><text:span text:style-name="T10">discretize via</text:span><text:span text:style-name="T11"> do_disc()</text:span></text:p>
            </draw:text-box>
          </draw:frame>
        </draw:g>
        <draw:g>
          <draw:custom-shape draw:style-name="gr22" draw:text-style-name="P1" draw:layer="layout" svg:width="2.3cm" svg:height="0.8cm" svg:x="17.276cm" svg:y="4.923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7cm" svg:height="1.034cm" svg:x="17.076cm" svg:y="4.8cm">
            <draw:text-box>
              <text:p text:style-name="P13"><text:span text:style-name="T3">aggregate via </text:span><text:span text:style-name="T5">do_aggr()</text:span></text:p>
            </draw:text-box>
          </draw:frame>
        </draw:g>
        <draw:g>
          <draw:custom-shape draw:style-name="gr22" draw:text-style-name="P1" draw:layer="layout" svg:width="2.3cm" svg:height="0.8cm" svg:x="17.232cm" svg:y="6.068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844cm" svg:height="1.039cm" svg:x="17.032cm" svg:y="5.934cm">
            <draw:text-box>
              <text:p text:style-name="P13"><text:span text:style-name="T10">discretize via</text:span><text:span text:style-name="T11"> do_disc()</text:span></text:p>
            </draw:text-box>
          </draw:frame>
        </draw:g>
        <draw:frame draw:style-name="gr24" draw:text-style-name="P14" draw:layer="layout" svg:width="3.134cm" svg:height="0.726cm" svg:x="6.012cm" svg:y="3.564cm">
          <draw:text-box>
            <text:p text:style-name="P1"><text:span text:style-name="T9">single plate</text:span></text:p>
          </draw:text-box>
        </draw:frame>
        <draw:frame draw:style-name="gr24" draw:text-style-name="P14" draw:layer="layout" svg:width="3.332cm" svg:height="0.726cm" svg:x="13.03cm" svg:y="3.564cm">
          <draw:text-box>
            <text:p text:style-name="P1"><text:span text:style-name="T9">many plates</text:span></text:p>
          </draw:text-box>
        </draw:frame>
        <draw:custom-shape draw:style-name="gr7" draw:text-style-name="P5" xml:id="id12" draw:id="id12" draw:layer="layout" svg:width="6.085cm" svg:height="0.617cm" svg:x="7.978cm" svg:y="8.318cm">
          <text:p/>
          <draw:enhanced-geometry svg:viewBox="0 0 21600 21600" draw:type="rectangle" draw:enhanced-path="M 0 0 L 21600 0 21600 21600 0 21600 0 0 Z N"/>
        </draw:custom-shape>
        <draw:frame draw:style-name="gr25" draw:text-style-name="P15" draw:layer="layout" svg:width="6.37cm" svg:height="0.645cm" svg:x="7.815cm" svg:y="8.346cm">
          <draw:text-box>
            <text:p text:style-name="P6"><text:span text:style-name="T3">add metadata via </text:span><text:span text:style-name="T5">include_metadata()</text:span></text:p>
          </draw:text-box>
        </draw:frame>
        <draw:connector draw:style-name="gr26" draw:text-style-name="P1" draw:layer="layout" draw:type="line" svg:x1="11.029cm" svg:y1="9.289cm" svg:x2="11.02cm" svg:y2="8.935cm" draw:start-shape="id11" draw:start-glue-point="0" draw:end-shape="id12" draw:end-glue-point="2" svg:d="m11029 9289-9-354" svg:viewBox="0 0 10 355">
          <text:p/>
        </draw:connector>
        <draw:connector draw:style-name="gr26" draw:text-style-name="P1" draw:layer="layout" draw:type="line" svg:x1="11.037cm" svg:y1="10.814cm" svg:x2="11.029cm" svg:y2="10.431cm" draw:start-shape="id13" draw:start-glue-point="0" draw:end-shape="id11" draw:end-glue-point="2" svg:d="m11037 10814-8-383" svg:viewBox="0 0 9 384">
          <text:p/>
        </draw:connector>
        <draw:connector draw:style-name="gr20" draw:text-style-name="P1" draw:layer="layout" draw:type="curve" svg:x1="6.499cm" svg:y1="7.7cm" svg:x2="6.55cm" svg:y2="11.312cm" draw:start-shape="id14" draw:start-glue-point="2" draw:end-shape="id13" draw:end-glue-point="3" svg:d="m6499 7700c0 2326-232 1938-412 2260s-308 1352 463 1352" svg:viewBox="0 0 601 3613">
          <text:p/>
        </draw:connector>
        <draw:connector draw:style-name="gr20" draw:text-style-name="P1" draw:layer="layout" draw:type="curve" svg:x1="15.044cm" svg:y1="7.73cm" svg:x2="15.525cm" svg:y2="11.312cm" draw:start-shape="id10" draw:start-glue-point="2" draw:end-shape="id13" draw:end-glue-point="1" svg:d="m15044 7730c0 2302 497 1918 809 2238s440 1344-328 1344" svg:viewBox="0 0 1055 3583">
          <text:p/>
        </draw:connector>
        <draw:connector draw:style-name="gr20" draw:text-style-name="P1" draw:layer="layout" draw:type="curve" svg:x1="7.978cm" svg:y1="8.626cm" svg:x2="7.299cm" svg:y2="7.7cm" draw:start-shape="id12" draw:start-glue-point="3" draw:end-shape="id15" draw:end-glue-point="2" svg:d="m7978 8626c-453 0-679-308-679-926" svg:viewBox="0 0 680 927">
          <text:p/>
        </draw:connector>
        <draw:connector draw:style-name="gr20" draw:text-style-name="P1" draw:layer="layout" draw:type="curve" svg:x1="14.063cm" svg:y1="8.626cm" svg:x2="14.369cm" svg:y2="7.7cm" draw:start-shape="id12" draw:start-glue-point="1" draw:end-shape="id5" draw:end-glue-point="2" svg:d="m14063 8626c204 0 306-308 306-926" svg:viewBox="0 0 307 927">
          <text:p/>
        </draw:connector>
        <draw:line draw:style-name="gr2" draw:text-style-name="P1" draw:layer="layout" svg:x1="2.347cm" svg:y1="4.269cm" svg:x2="2.347cm" svg:y2="12.063cm">
          <text:p/>
        </draw:line>
        <draw:frame draw:style-name="gr24" draw:text-style-name="P16" draw:layer="layout" svg:width="6.043cm" svg:height="0.738cm" draw:transform="rotate (1.5707963267949) translate (1.464cm 11.23cm)">
          <draw:text-box>
            <text:p text:style-name="P1"><text:span text:style-name="T12">Initial compilation of data </text:span></text:p>
          </draw:text-box>
        </draw:frame>
        <draw:custom-shape draw:style-name="gr27" draw:text-style-name="P1" xml:id="id23" draw:id="id23" draw:layer="layout" svg:width="7.985cm" svg:height="2.55cm" svg:x="6.979cm" svg:y="13.073cm">
          <draw:glue-point draw:id="4" svg:x="-6.336cm" svg:y="1.182cm" draw:align="center"/>
          <draw:glue-point draw:id="5" svg:x="-0.712cm" svg:y="5.098cm"/>
          <draw:glue-point draw:id="6" svg:x="-2.142cm" svg:y="5.058cm"/>
          <draw:glue-point draw:id="7" svg:x="2.573cm" svg:y="4.98cm"/>
          <draw:glue-point draw:id="8" svg:x="4.101cm" svg:y="4.98cm"/>
          <draw:glue-point draw:id="9" svg:x="0.695cm" svg:y="5.098cm"/>
          <draw:glue-point draw:id="10" svg:x="-3.57cm" svg:y="4.99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8" draw:layer="layout" svg:width="7.816cm" svg:height="0.955cm" svg:x="7.072cm" svg:y="13.031cm">
          <draw:text-box>
            <text:p text:style-name="P17"><text:span text:style-name="T13">Data containers flexibly compiled </text:span><text:span text:style-name="T13"><text:line-break/></text:span><text:span text:style-name="T13">according to the interests and needs of the user</text:span></text:p>
          </draw:text-box>
        </draw:frame>
        <draw:connector draw:style-name="gr29" draw:text-style-name="P1" draw:layer="layout" draw:type="line" svg:x1="10.586cm" svg:y1="12.023cm" svg:x2="10.586cm" svg:y2="12.77cm" draw:start-shape="id16" draw:start-glue-point="2" draw:end-shape="id17" draw:end-glue-point="0" svg:d="m10586 12023v747" svg:viewBox="0 0 1 748">
          <text:p/>
        </draw:connector>
        <draw:custom-shape draw:style-name="gr30" draw:text-style-name="P1" xml:id="id20" draw:id="id20" draw:layer="layout" svg:width="2.983cm" svg:height="3.272cm" svg:x="16.723cm" svg:y="16.62cm">
          <draw:glue-point draw:id="4" svg:x="-3.774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9" draw:layer="layout" svg:width="3.548cm" svg:height="2.639cm" svg:x="16.638cm" svg:y="16.749cm">
          <draw:text-box>
            <text:p><text:span text:style-name="T14">output YAML, </text:span><text:span text:style-name="T14"><text:line-break/></text:span><text:span text:style-name="T14">CSV, etc., with</text:span><text:span text:style-name="T15"><text:line-break/></text:span><text:span text:style-name="T16">to_yaml()/write(),</text:span></text:p>
            <text:p><text:span text:style-name="T16">write.table(),</text:span></text:p>
            <text:p><text:span text:style-name="T16">phylo_data()/</text:span><text:span text:style-name="T16"><text:line-break/></text:span><text:span text:style-name="T16">write()</text:span></text:p>
          </draw:text-box>
        </draw:frame>
        <draw:custom-shape draw:style-name="gr32" draw:text-style-name="P1" xml:id="id24" draw:id="id24" draw:layer="layout" svg:width="3.386cm" svg:height="2.554cm" svg:x="16.31cm" svg:y="13.073cm">
          <text:p/>
          <draw:enhanced-geometry svg:viewBox="0 0 21600 21600" draw:type="rectangle" draw:enhanced-path="M 0 0 L 21600 0 21600 21600 0 21600 0 0 Z N"/>
        </draw:custom-shape>
        <draw:frame draw:style-name="gr33" draw:text-style-name="P19" draw:layer="layout" svg:width="3.749cm" svg:height="2.823cm" svg:x="16.32cm" svg:y="12.989cm">
          <draw:text-box>
            <text:p><text:span text:style-name="T14">manage metadata </text:span><text:span text:style-name="T14"><text:line-break/></text:span><text:span text:style-name="T14">with</text:span></text:p>
            <text:p><text:span text:style-name="T16">metadata()&lt;-,</text:span></text:p>
            <text:p><text:span text:style-name="T16">include_metadata(),</text:span></text:p>
            <text:p><text:span text:style-name="T16">map_metadata(),</text:span></text:p>
            <text:p><text:span text:style-name="T16">metadata_chars()</text:span></text:p>
          </draw:text-box>
        </draw:frame>
        <draw:custom-shape draw:style-name="gr32" draw:text-style-name="P1" xml:id="id25" draw:id="id25" draw:layer="layout" svg:width="3.285cm" svg:height="3.246cm" svg:x="5.063cm" svg:y="16.62cm">
          <draw:glue-point draw:id="4" svg:x="-2.472cm" svg:y="-5.002cm"/>
          <draw:glue-point draw:id="5" svg:x="3.279cm" svg:y="-5.002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9" draw:layer="layout" svg:width="3.726cm" svg:height="3.033cm" svg:x="4.974cm" svg:y="16.749cm">
          <draw:text-box>
            <text:p><text:span text:style-name="T14">create customized </text:span><text:span text:style-name="T14"><text:line-break/></text:span><text:span text:style-name="T14">plots with</text:span><text:span text:style-name="T15"><text:line-break/></text:span><text:span text:style-name="T16">level_plot(), </text:span><text:span text:style-name="T16"><text:line-break/></text:span><text:span text:style-name="T16">xy_plot(),</text:span></text:p>
            <text:p><text:span text:style-name="T16">ci_plot()/extract(), heat_map(), radial_plot()</text:span></text:p>
          </draw:text-box>
          <draw:glue-point draw:id="4" svg:x="-1.803cm" svg:y="-0.873cm"/>
        </draw:frame>
        <draw:custom-shape draw:style-name="gr32" draw:text-style-name="P1" xml:id="id22" draw:id="id22" draw:layer="layout" svg:width="3.137cm" svg:height="2.55cm" svg:x="2.492cm" svg:y="13.073cm">
          <draw:glue-point draw:id="4" svg:x="-3.938cm" svg:y="5.00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9" draw:layer="layout" svg:width="4.163cm" svg:height="2.356cm" svg:x="2.488cm" svg:y="13.076cm">
          <draw:text-box>
            <text:p><text:span text:style-name="T14">query metadata </text:span><text:span text:style-name="T14"><text:line-break/></text:span><text:span text:style-name="T14">and select with</text:span></text:p>
            <text:p><text:span text:style-name="T16">subset(), [ ],</text:span></text:p>
            <text:p><text:span text:style-name="T16">%k%, %q%, </text:span><text:span text:style-name="T16"><text:line-break/></text:span><text:span text:style-name="T16">%K%, %Q%</text:span></text:p>
          </draw:text-box>
        </draw:frame>
        <draw:custom-shape draw:style-name="gr30" draw:text-style-name="P1" xml:id="id18" draw:id="id18" draw:layer="layout" svg:width="1.98cm" svg:height="3.258cm" svg:x="14.464cm" svg:y="16.62cm">
          <draw:glue-point draw:id="4" svg:x="4.936cm" svg:y="4.207cm"/>
          <text:p/>
          <draw:enhanced-geometry svg:viewBox="0 0 21600 21600" draw:type="rectangle" draw:enhanced-path="M 0 0 L 21600 0 21600 21600 0 21600 0 0 Z N"/>
        </draw:custom-shape>
        <draw:frame draw:style-name="gr36" draw:text-style-name="P19" draw:layer="layout" svg:width="2.371cm" svg:height="2.669cm" svg:x="14.327cm" svg:y="16.749cm">
          <draw:text-box>
            <text:p><text:span text:style-name="T14">convert </text:span><text:span text:style-name="T14"><text:line-break/></text:span><text:span text:style-name="T14">with</text:span></text:p>
            <text:p><text:span text:style-name="T16">flatten(),</text:span></text:p>
            <text:p><text:span text:style-name="T16">extract(),</text:span></text:p>
            <text:p><text:span text:style-name="T16">opm_mcp()</text:span></text:p>
          </draw:text-box>
        </draw:frame>
        <draw:custom-shape draw:style-name="gr37" draw:text-style-name="P20" draw:layer="layout" svg:width="7.933cm" svg:height="0.71cm" svg:x="6.987cm" svg:y="14.018cm">
          <text:p text:style-name="P1"><text:span text:style-name="T17">OPM, OPM(A)(D) or OPMS obje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8" draw:layer="layout" svg:width="8.159cm" svg:height="0.955cm" svg:x="6.918cm" svg:y="14.691cm">
          <draw:text-box>
            <text:p text:style-name="P17"><text:span text:style-name="T13">Single to many plates with raw kinetic and metadata, </text:span><text:span text:style-name="T13"><text:line-break/></text:span><text:span text:style-name="T13">and optionally aggregated and discretized data</text:span></text:p>
          </draw:text-box>
        </draw:frame>
        <draw:custom-shape draw:style-name="gr32" draw:text-style-name="P1" xml:id="id27" draw:id="id27" draw:layer="layout" svg:width="2.292cm" svg:height="3.258cm" svg:x="2.492cm" svg:y="16.62cm">
          <draw:glue-point draw:id="4" svg:x="4.961cm" svg:y="-0.8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9" draw:layer="layout" svg:width="2.642cm" svg:height="2.675cm" svg:x="2.43cm" svg:y="16.749cm">
          <draw:text-box>
            <text:p><text:span text:style-name="T14">conduct </text:span><text:span text:style-name="T14"><text:line-break/></text:span><text:span text:style-name="T14">multiple comparison</text:span><text:span text:style-name="T14"><text:line-break/></text:span><text:span text:style-name="T14">of means </text:span><text:span text:style-name="T14"><text:line-break/></text:span><text:span text:style-name="T14">with</text:span></text:p>
            <text:p><text:span text:style-name="T16">opm_mcp()</text:span></text:p>
          </draw:text-box>
          <draw:glue-point draw:id="4" svg:x="-2.49cm" svg:y="4.491cm"/>
        </draw:frame>
        <draw:frame draw:style-name="gr24" draw:text-style-name="P16" draw:layer="layout" svg:width="7.276cm" svg:height="0.738cm" draw:transform="rotate (1.5707963267949) translate (1.464cm 20.966cm)">
          <draw:text-box>
            <text:p text:style-name="P1"><text:span text:style-name="T12">Data analysis and management</text:span></text:p>
          </draw:text-box>
        </draw:frame>
        <draw:connector draw:style-name="gr39" draw:text-style-name="P1" draw:layer="layout" draw:type="line" svg:x1="15.454cm" svg:y1="19.878cm" svg:x2="15.417cm" svg:y2="20.782cm" draw:start-shape="id18" draw:start-glue-point="2" draw:end-shape="id19" draw:end-glue-point="0" svg:d="m15454 19878-37 904" svg:viewBox="0 0 38 905">
          <text:p/>
        </draw:connector>
        <draw:connector draw:style-name="gr39" draw:text-style-name="P1" draw:layer="layout" draw:type="line" svg:x1="18.214cm" svg:y1="19.892cm" svg:x2="18.214cm" svg:y2="20.744cm" draw:start-shape="id20" draw:start-glue-point="2" draw:end-shape="id21" draw:end-glue-point="0" svg:d="m18214 19892v852" svg:viewBox="0 0 1 853">
          <text:p/>
        </draw:connector>
        <draw:connector draw:style-name="gr40" draw:text-style-name="P1" draw:layer="layout" draw:type="line" svg:x1="5.629cm" svg:y1="14.348cm" svg:x2="6.979cm" svg:y2="14.348cm" draw:start-shape="id22" draw:start-glue-point="1" draw:end-shape="id23" svg:d="m5629 14348h1350" svg:viewBox="0 0 1351 1">
          <text:p/>
        </draw:connector>
        <draw:connector draw:style-name="gr40" draw:text-style-name="P1" draw:layer="layout" draw:type="line" svg:x1="16.31cm" svg:y1="14.35cm" svg:x2="14.964cm" svg:y2="14.348cm" draw:start-shape="id24" draw:start-glue-point="3" draw:end-shape="id23" draw:end-glue-point="1" svg:d="m16310 14350-1346-2" svg:viewBox="0 0 1347 3">
          <text:p/>
        </draw:connector>
        <draw:connector draw:style-name="gr39" draw:text-style-name="P1" draw:layer="layout" draw:line-skew="-0.204cm 0cm -0.175cm" svg:x1="14.245cm" svg:y1="15.617cm" svg:x2="18.214cm" svg:y2="16.62cm" draw:start-shape="id23" draw:start-glue-point="8" draw:end-shape="id20" draw:end-glue-point="0" svg:d="m14245 15617v327h1610v0h2359v676" svg:viewBox="0 0 3970 1004">
          <text:p/>
        </draw:connector>
        <draw:connector draw:style-name="gr39" draw:text-style-name="P1" draw:layer="layout" draw:type="line" svg:x1="6.705cm" svg:y1="19.866cm" svg:x2="6.681cm" svg:y2="20.785cm" draw:start-shape="id25" draw:start-glue-point="2" draw:end-shape="id26" draw:end-glue-point="5" svg:d="m6705 19866-24 919" svg:viewBox="0 0 25 920">
          <text:p/>
        </draw:connector>
        <draw:connector draw:style-name="gr39" draw:text-style-name="P1" draw:layer="layout" draw:type="line" svg:x1="3.638cm" svg:y1="19.878cm" svg:x2="3.641cm" svg:y2="20.782cm" draw:start-shape="id27" draw:start-glue-point="2" draw:end-shape="id26" draw:end-glue-point="4" svg:d="m3638 19878 3 904" svg:viewBox="0 0 4 905">
          <text:p/>
        </draw:connector>
        <draw:custom-shape draw:style-name="gr32" draw:text-style-name="P1" xml:id="id28" draw:id="id28" draw:layer="layout" svg:width="2.308cm" svg:height="3.246cm" svg:x="8.626cm" svg:y="16.62cm">
          <draw:glue-point draw:id="4" svg:x="-2.472cm" svg:y="-5.002cm"/>
          <draw:glue-point draw:id="5" svg:x="3.279cm" svg:y="-5.002cm"/>
          <draw:glue-point draw:id="6" svg:x="-4.154cm" svg:y="4.907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9" draw:layer="layout" svg:width="2.578cm" svg:height="2.663cm" svg:x="8.552cm" svg:y="16.749cm">
          <draw:text-box>
            <text:p text:style-name="P21"><text:span text:style-name="T14">create tables and text</text:span><text:span text:style-name="T14"><text:line-break/></text:span><text:span text:style-name="T14">with</text:span><text:span text:style-name="T15"><text:line-break/></text:span><text:span text:style-name="T16">phylo_data(), listing()</text:span></text:p>
          </draw:text-box>
          <draw:glue-point draw:id="4" svg:x="-1.803cm" svg:y="-0.873cm"/>
          <draw:glue-point draw:id="5" svg:x="-2.676cm" svg:y="5.001cm"/>
        </draw:frame>
        <draw:custom-shape draw:style-name="gr41" draw:text-style-name="P1" xml:id="id26" draw:id="id26" draw:layer="layout" svg:width="5.686cm" svg:height="1.51cm" svg:x="2.634cm" svg:y="20.782cm">
          <draw:glue-point draw:id="4" svg:x="-3.23cm" svg:y="-5.006cm"/>
          <draw:glue-point draw:id="5" svg:x="2.119cm" svg:y="-4.986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xml:id="id21" draw:id="id21" draw:layer="layout" svg:width="2.812cm" svg:height="1.51cm" svg:x="16.808cm" svg:y="2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xml:id="id19" draw:id="id19" draw:layer="layout" svg:width="2.63cm" svg:height="1.51cm" svg:x="14.102cm" svg:y="20.7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xml:id="id30" draw:id="id30" draw:layer="layout" svg:width="2.78cm" svg:height="1.51cm" svg:x="8.384cm" svg:y="2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xml:id="id29" draw:id="id29" draw:layer="layout" svg:width="2.972cm" svg:height="3.246cm" svg:x="11.213cm" svg:y="16.62cm">
          <draw:glue-point draw:id="4" svg:x="-3.774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9" draw:layer="layout" svg:width="3.258cm" svg:height="3.033cm" svg:x="11.082cm" svg:y="16.725cm">
          <draw:text-box>
            <text:p><text:span text:style-name="T14">obtain basic information with</text:span><text:span text:style-name="T15"><text:line-break/></text:span><text:span text:style-name="T16">summary(),</text:span><text:span text:style-name="T16"><text:line-break/></text:span><text:span text:style-name="T16">metadata(),</text:span><text:span text:style-name="T16"><text:line-break/></text:span><text:span text:style-name="T16">aggregated(),</text:span><text:span text:style-name="T16"><text:line-break/></text:span><text:span text:style-name="T16">discretized(),</text:span><text:span text:style-name="T16"><text:line-break/></text:span><text:span text:style-name="T16">...</text:span></text:p>
          </draw:text-box>
        </draw:frame>
        <draw:g>
          <draw:line draw:style-name="gr43" draw:text-style-name="P1" draw:layer="layout" svg:x1="13.909cm" svg:y1="12.774cm" svg:x2="13.909cm" svg:y2="12.81cm">
            <text:p/>
          </draw:line>
          <draw:line draw:style-name="gr43" draw:text-style-name="P1" draw:layer="layout" svg:x1="12.768cm" svg:y1="12.774cm" svg:x2="12.768cm" svg:y2="12.81cm">
            <text:p/>
          </draw:line>
          <draw:line draw:style-name="gr43" draw:text-style-name="P1" draw:layer="layout" svg:x1="11.627cm" svg:y1="12.774cm" svg:x2="11.627cm" svg:y2="12.81cm">
            <text:p/>
          </draw:line>
          <draw:line draw:style-name="gr43" draw:text-style-name="P1" draw:layer="layout" svg:x1="10.486cm" svg:y1="12.774cm" svg:x2="10.486cm" svg:y2="12.81cm">
            <text:p/>
          </draw:line>
          <draw:line draw:style-name="gr43" draw:text-style-name="P1" draw:layer="layout" svg:x1="9.345cm" svg:y1="12.774cm" svg:x2="9.345cm" svg:y2="12.81cm">
            <text:p/>
          </draw:line>
          <draw:line draw:style-name="gr43" draw:text-style-name="P1" draw:layer="layout" svg:x1="8.204cm" svg:y1="12.774cm" svg:x2="8.204cm" svg:y2="12.81cm">
            <text:p/>
          </draw:line>
          <draw:line draw:style-name="gr43" draw:text-style-name="P1" draw:layer="layout" svg:x1="7.063cm" svg:y1="12.774cm" svg:x2="7.063cm" svg:y2="12.81cm">
            <text:p/>
          </draw:line>
          <draw:line draw:style-name="gr43" draw:text-style-name="P1" draw:layer="layout" svg:x1="15.048cm" svg:y1="12.774cm" svg:x2="15.048cm" svg:y2="12.81cm">
            <text:p/>
          </draw:line>
        </draw:g>
        <draw:connector draw:style-name="gr39" draw:text-style-name="P1" draw:layer="layout" draw:line-skew="-0.264cm 0.01cm -0.237cm" svg:x1="8.121cm" svg:y1="15.621cm" svg:x2="3.638cm" svg:y2="16.62cm" draw:start-shape="id23" draw:start-glue-point="10" draw:end-shape="id27" draw:end-glue-point="0" svg:d="m8121 15621v263h-2242v-2h-2241v738" svg:viewBox="0 0 4484 1000">
          <text:p/>
        </draw:connector>
        <draw:connector draw:style-name="gr39" draw:text-style-name="P1" draw:layer="layout" draw:line-skew="-0.108cm" svg:x1="9.261cm" svg:y1="15.623cm" svg:x2="7.782cm" svg:y2="16.62cm" draw:start-shape="id23" draw:start-glue-point="6" draw:end-shape="id25" draw:end-glue-point="5" svg:d="m9261 15623v403h-1479v594" svg:viewBox="0 0 1480 998">
          <text:p/>
        </draw:connector>
        <draw:connector draw:style-name="gr39" draw:text-style-name="P1" draw:layer="layout" draw:line-skew="-0.076cm" svg:x1="10.403cm" svg:y1="15.623cm" svg:x2="9.78cm" svg:y2="16.62cm" draw:start-shape="id23" draw:start-glue-point="5" draw:end-shape="id28" draw:end-glue-point="0" svg:d="m10403 15623v435h-623v562" svg:viewBox="0 0 624 998">
          <text:p/>
        </draw:connector>
        <draw:connector draw:style-name="gr39" draw:text-style-name="P1" draw:layer="layout" draw:line-skew="-0.078cm" svg:x1="13.025cm" svg:y1="15.617cm" svg:x2="15.454cm" svg:y2="16.62cm" draw:start-shape="id23" draw:start-glue-point="7" draw:end-shape="id18" draw:end-glue-point="0" svg:d="m13025 15617v439h2429v564" svg:viewBox="0 0 2430 1004">
          <text:p/>
        </draw:connector>
        <draw:connector draw:style-name="gr39" draw:text-style-name="P1" draw:layer="layout" draw:line-skew="-0.068cm" svg:x1="11.525cm" svg:y1="15.623cm" svg:x2="12.699cm" svg:y2="16.62cm" draw:start-shape="id23" draw:start-glue-point="9" draw:end-shape="id29" draw:end-glue-point="0" svg:d="m11525 15623v443h1174v554" svg:viewBox="0 0 1175 998">
          <text:p/>
        </draw:connector>
        <draw:frame draw:style-name="gr44" draw:text-style-name="P22" draw:layer="layout" svg:width="3.338cm" svg:height="1.469cm" svg:x="13.756cm" svg:y="20.734cm">
          <draw:text-box>
            <text:p text:style-name="P1"><text:span text:style-name="T14">independently explore </text:span><text:span text:style-name="T14"><text:line-break/></text:span><text:span text:style-name="T14">data within R</text:span></text:p>
          </draw:text-box>
        </draw:frame>
        <draw:frame draw:style-name="gr45" draw:text-style-name="P1" draw:layer="layout" svg:width="3.11cm" svg:height="1.469cm" svg:x="8.268cm" svg:y="20.734cm">
          <draw:text-box>
            <text:p text:style-name="P1"><text:span text:style-name="T14">generate </text:span><text:span text:style-name="T14"><text:line-break/></text:span><text:span text:style-name="T14">publishable </text:span><text:span text:style-name="T14"><text:line-break/></text:span><text:span text:style-name="T14">tables and text</text:span></text:p>
          </draw:text-box>
        </draw:frame>
        <draw:frame draw:style-name="gr44" draw:text-style-name="P22" draw:layer="layout" svg:width="3.229cm" svg:height="1.469cm" svg:x="16.699cm" svg:y="20.734cm">
          <draw:text-box>
            <text:p text:style-name="P1"><text:span text:style-name="T14">independently </text:span><text:span text:style-name="T14"><text:line-break/></text:span><text:span text:style-name="T14">explore</text:span></text:p>
            <text:p text:style-name="P1"><text:span text:style-name="T14">data elsewhere</text:span></text:p>
          </draw:text-box>
        </draw:frame>
        <draw:connector draw:style-name="gr39" draw:text-style-name="P1" draw:layer="layout" draw:type="line" svg:x1="9.78cm" svg:y1="19.866cm" svg:x2="9.774cm" svg:y2="20.782cm" draw:start-shape="id28" draw:start-glue-point="2" draw:end-shape="id30" draw:end-glue-point="0" svg:d="m9780 19866-6 916" svg:viewBox="0 0 7 917">
          <text:p/>
        </draw:connector>
        <draw:frame draw:style-name="gr44" draw:text-style-name="P22" draw:layer="layout" svg:width="2.637cm" svg:height="1.469cm" svg:x="4.228cm" svg:y="20.734cm">
          <draw:text-box draw:corner-radius="3.767cm">
            <text:p text:style-name="P1"><text:span text:style-name="T14">generate publishable </text:span><text:span text:style-name="T14"><text:line-break/></text:span><text:span text:style-name="T14">figur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marker draw:name="msArrowEnd_20_5" draw:display-name="msArrowEnd 5" svg:viewBox="0 0 213 213" svg:d="m107 0 106 213h-2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nes Sikorski</meta:initial-creator>
    <meta:creation-date>2013-03-30T19:52:37.95</meta:creation-date>
    <dc:date>2013-04-02T18:41:32.47</dc:date>
    <dc:creator>Johannes Sikorski</dc:creator>
    <meta:editing-duration>PT9H16M35S</meta:editing-duration>
    <meta:editing-cycles>80</meta:editing-cycles>
    <meta:generator>LibreOffice/3.6$Windows_x86 LibreOffice_project/5b93205-6e6b3fc-7830f6d-c08ad66-1d9bf4</meta:generator>
    <meta:printed-by>Johannes Sikorski</meta:printed-by>
    <meta:print-date>2013-04-02T18:19:11.91</meta:print-date>
    <meta:document-statistic meta:object-count="122"/>
  </office:meta>
</office:document-meta>
</file>